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c5bd3" officeooo:paragraph-rsid="000c5bd3" style:font-size-asian="10.5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d587a" officeooo:paragraph-rsid="000d587a" style:font-size-asian="10.5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0a6304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0e98cc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2d5b69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d5b69" officeooo:paragraph-rsid="002d5b69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c5bd3" officeooo:paragraph-rsid="000d587a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48057" officeooo:paragraph-rsid="00148057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8e194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2f3438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9810f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ca62f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9810f" officeooo:paragraph-rsid="001b6597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ca62f" officeooo:paragraph-rsid="001ca62f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ca62f" officeooo:paragraph-rsid="0031cefc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7954f" officeooo:paragraph-rsid="0031e5b9" style:font-size-asian="12pt" style:font-style-asian="normal" style:font-size-complex="12pt" style:font-style-complex="normal"/>
    </style:style>
    <style:style style:name="P1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f3438" officeooo:paragraph-rsid="002f3438" style:font-size-asian="12pt" style:font-style-asian="normal" style:font-size-complex="12pt" style:font-style-complex="normal"/>
    </style:style>
    <style:style style:name="P1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1e5b9" officeooo:paragraph-rsid="0031e5b9" style:font-size-asian="12pt" style:font-style-asian="normal" style:font-size-complex="12pt" style:font-style-complex="normal"/>
    </style:style>
    <style:style style:name="P1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1e5b9" officeooo:paragraph-rsid="0034461b" style:font-size-asian="12pt" style:font-style-asian="normal" style:font-size-complex="12pt" style:font-style-complex="normal"/>
    </style:style>
    <style:style style:name="P2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04d24" officeooo:paragraph-rsid="00304d2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8e194" officeooo:paragraph-rsid="001ca62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9810f" officeooo:paragraph-rsid="0019810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9810f" officeooo:paragraph-rsid="001b659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ca62f" officeooo:paragraph-rsid="001ca62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6345f" officeooo:paragraph-rsid="0036345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04d24" officeooo:paragraph-rsid="00304d2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1cefc" officeooo:paragraph-rsid="0031cef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1e5b9" officeooo:paragraph-rsid="0031e5b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4461b" officeooo:paragraph-rsid="0034461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3dddf" officeooo:paragraph-rsid="0034461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27954f" officeooo:paragraph-rsid="0027954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e75cf" officeooo:paragraph-rsid="003e75c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ea883" officeooo:paragraph-rsid="003ea88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5ac97" officeooo:paragraph-rsid="0045ac9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74880" officeooo:paragraph-rsid="0047488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bold" officeooo:rsid="0036345f" officeooo:paragraph-rsid="002843b2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bold" officeooo:rsid="0015ddaa" officeooo:paragraph-rsid="001ca62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51037" officeooo:paragraph-rsid="0015103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a442b" officeooo:paragraph-rsid="00085915" style:font-size-asian="14pt" style:font-style-asian="normal" style:font-size-complex="16pt" style:font-style-complex="normal"/>
    </style:style>
    <style:style style:name="P41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c5bd3" officeooo:paragraph-rsid="000d587a" style:font-size-asian="14pt" style:font-style-asian="normal" style:font-size-complex="16pt" style:font-style-complex="normal"/>
    </style:style>
    <style:style style:name="P42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c5bd3" officeooo:paragraph-rsid="0023e244" style:font-size-asian="14pt" style:font-style-asian="normal" style:font-size-complex="16pt" style:font-style-complex="normal"/>
    </style:style>
    <style:style style:name="P43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23e244" officeooo:paragraph-rsid="0023e244" style:font-size-asian="14pt" style:font-style-asian="normal" style:font-size-complex="16pt" style:font-style-complex="normal"/>
    </style:style>
    <style:style style:name="P44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304d24" officeooo:paragraph-rsid="00304d24" style:font-size-asian="16pt" style:font-style-asian="normal" style:font-size-complex="16pt" style:font-style-complex="normal"/>
    </style:style>
    <style:style style:name="P45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36345f" officeooo:paragraph-rsid="0036345f" style:font-size-asian="16pt" style:font-style-asian="normal" style:font-size-complex="16pt" style:font-style-complex="normal"/>
    </style:style>
    <style:style style:name="P46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23e244" officeooo:paragraph-rsid="0023e244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27954f" officeooo:paragraph-rsid="0027954f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304d24" officeooo:paragraph-rsid="0031cefc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text-properties fo:font-variant="normal" fo:text-transform="none" fo:color="#222222" style:font-name="Liberation Serif" fo:font-size="16pt" fo:letter-spacing="normal" fo:font-style="italic" fo:font-weight="normal" officeooo:rsid="000a442b" officeooo:paragraph-rsid="0027954f" style:font-size-asian="14pt" style:font-style-asian="normal" style:font-size-complex="16pt" style:font-style-complex="normal"/>
    </style:style>
    <style:style style:name="P50" style:family="paragraph" style:parent-style-name="Standard">
      <style:text-properties fo:font-variant="normal" fo:text-transform="none" fo:color="#222222" style:font-name="Liberation Serif" fo:font-size="16pt" fo:letter-spacing="normal" fo:font-style="italic" fo:font-weight="normal" officeooo:rsid="000a442b" officeooo:paragraph-rsid="00072f54" style:font-size-asian="14pt" style:font-style-asian="normal" style:font-size-complex="16pt" style:font-style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156b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3173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3247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156bb" officeooo:paragraph-rsid="004156b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1735" officeooo:paragraph-rsid="0043173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2475" officeooo:paragraph-rsid="0043247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officeooo:rsid="00072f54" officeooo:paragraph-rsid="00072f54" style:font-size-asian="12pt" style:font-size-complex="12pt"/>
    </style:style>
    <style:style style:name="P59" style:family="paragraph" style:parent-style-name="Standard">
      <style:text-properties fo:font-size="16pt" officeooo:rsid="00085915" officeooo:paragraph-rsid="0027954f" style:font-size-asian="14pt" style:font-size-complex="16pt"/>
    </style:style>
    <style:style style:name="P60" style:family="paragraph" style:parent-style-name="Standard">
      <style:text-properties fo:font-style="normal" officeooo:rsid="00072f54" officeooo:paragraph-rsid="00072f54" style:font-style-asian="normal" style:font-style-complex="normal"/>
    </style:style>
    <style:style style:name="P61" style:family="paragraph" style:parent-style-name="Standard">
      <style:text-properties officeooo:paragraph-rsid="0027954f"/>
    </style:style>
    <style:style style:name="P62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ea88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85915" officeooo:paragraph-rsid="0027954f" style:font-size-asian="14pt" style:font-style-asian="normal" style:font-size-complex="16pt" style:font-style-complex="normal"/>
    </style:style>
    <style:style style:name="P65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51dfb1" officeooo:paragraph-rsid="0051dfb1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50c93b" officeooo:paragraph-rsid="0050c93b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4f8382" officeooo:paragraph-rsid="004f8382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3f68cc" officeooo:paragraph-rsid="003f68cc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bold" officeooo:rsid="0027954f" officeooo:paragraph-rsid="002843b2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27954f" officeooo:paragraph-rsid="002843b2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5ac97" officeooo:paragraph-rsid="00499d1c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51dfb1" officeooo:paragraph-rsid="0051dfb1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51dfb1" officeooo:paragraph-rsid="005ece06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54a396" officeooo:paragraph-rsid="0054a39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4ae90" officeooo:paragraph-rsid="0074ae9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65bf0" officeooo:paragraph-rsid="00765bf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7c9b4" officeooo:paragraph-rsid="0077c9b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7c9b4" officeooo:paragraph-rsid="008af45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7c9b4" officeooo:paragraph-rsid="008d7a0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8262f9" officeooo:paragraph-rsid="008262f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3f68cc" officeooo:paragraph-rsid="003f68cc" style:font-size-asian="16pt" style:font-style-asian="normal" style:font-weight-asian="bold" style:font-size-complex="16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8pt" fo:font-style="normal" fo:font-weight="bold" officeooo:rsid="00072f54" officeooo:paragraph-rsid="00072f54" style:font-size-asian="18pt" style:font-style-asian="normal" style:font-weight-asian="bold" style:font-size-complex="18pt" style:font-style-complex="normal" style:font-weight-complex="bold"/>
    </style:style>
    <style:style style:name="P83" style:family="paragraph" style:parent-style-name="Standard">
      <style:text-properties fo:font-size="16pt" fo:font-style="normal" fo:font-weight="bold" officeooo:rsid="000a6304" officeooo:paragraph-rsid="000a6304" style:font-size-asian="16pt" style:font-style-asian="normal" style:font-weight-asian="bold" style:font-size-complex="16pt" style:font-style-complex="normal" style:font-weight-complex="bold"/>
    </style:style>
    <style:style style:name="P84" style:family="paragraph" style:parent-style-name="Standard">
      <style:text-properties fo:font-size="16pt" fo:font-style="normal" fo:font-weight="bold" officeooo:rsid="00072f54" officeooo:paragraph-rsid="00072f54" style:font-size-asian="16pt" style:font-style-asian="normal" style:font-weight-asian="bold" style:font-size-complex="16pt" style:font-style-complex="normal" style:font-weight-complex="bold"/>
    </style:style>
    <style:style style:name="P85" style:family="paragraph">
      <loext:graphic-properties draw:fill="none"/>
    </style:style>
    <style:style style:name="P86" style:family="paragraph">
      <loext:graphic-properties draw:fill="none"/>
      <style:text-properties fo:font-size="20pt" style:font-size-asian="20pt" style:font-size-complex="20pt"/>
    </style:style>
    <style:style style:name="P87" style:family="paragraph">
      <loext:graphic-properties draw:fill="none" draw:fill-color="#ff6666"/>
    </style:style>
    <style:style style:name="P88" style:family="paragraph">
      <loext:graphic-properties draw:fill-color="#000000"/>
      <style:paragraph-properties fo:text-align="center"/>
    </style:style>
    <style:style style:name="P89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90" style:family="paragraph">
      <loext:graphic-properties draw:fill="none"/>
      <style:text-properties fo:font-size="36pt" style:font-size-asian="36pt" style:font-size-complex="36pt"/>
    </style:style>
    <style:style style:name="P91" style:family="paragraph">
      <loext:graphic-properties draw:fill="none"/>
      <style:text-properties fo:color="#222222" fo:font-size="12pt"/>
    </style:style>
    <style:style style:name="T1" style:family="text">
      <style:text-properties fo:font-variant="normal" fo:text-transform="none" fo:color="#222222" style:font-name="Liberation Serif" fo:letter-spacing="normal"/>
    </style:style>
    <style:style style:name="T2" style:family="text">
      <style:text-properties fo:font-variant="normal" fo:text-transform="none" fo:color="#222222" style:font-name="Liberation Serif" fo:letter-spacing="normal" fo:font-weight="normal"/>
    </style:style>
    <style:style style:name="T3" style:family="text">
      <style:text-properties fo:font-variant="normal" fo:text-transform="none" fo:color="#222222" style:font-name="Liberation Serif" fo:letter-spacing="normal" fo:font-weight="normal" officeooo:rsid="000a442b"/>
    </style:style>
    <style:style style:name="T4" style:family="text">
      <style:text-properties fo:font-variant="normal" fo:text-transform="none" fo:color="#222222" style:font-name="Liberation Serif" fo:letter-spacing="normal" fo:font-style="italic" fo:font-weight="normal"/>
    </style:style>
    <style:style style:name="T5" style:family="text">
      <style:text-properties fo:font-variant="normal" fo:text-transform="none" fo:color="#222222" style:font-name="Liberation Serif" fo:letter-spacing="normal" fo:font-style="italic" fo:font-weight="normal" officeooo:rsid="000a442b"/>
    </style:style>
    <style:style style:name="T6" style:family="text">
      <style:text-properties fo:font-variant="normal" fo:text-transform="none" fo:color="#222222" style:font-name="Liberation Serif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222222" style:font-name="Liberation Serif" fo:letter-spacing="normal" fo:font-style="normal" fo:font-weight="normal" officeooo:rsid="00206c9b" style:font-style-asian="normal" style:font-style-complex="normal"/>
    </style:style>
    <style:style style:name="T8" style:family="text">
      <style:text-properties fo:font-variant="normal" fo:text-transform="none" fo:color="#222222" style:font-name="Liberation Serif" fo:letter-spacing="normal" fo:font-style="normal" fo:font-weight="normal" officeooo:rsid="0007920f" style:font-style-asian="normal" style:font-style-complex="normal"/>
    </style:style>
    <style:style style:name="T9" style:family="text">
      <style:text-properties fo:font-variant="normal" fo:text-transform="none" fo:color="#222222" style:font-name="Liberation Serif" fo:letter-spacing="normal" officeooo:rsid="000a442b"/>
    </style:style>
    <style:style style:name="T10" style:family="text">
      <style:text-properties fo:font-variant="normal" fo:text-transform="none" fo:color="#222222" style:font-name="Liberation Serif" fo:font-size="16pt" fo:letter-spacing="normal" fo:font-style="italic" fo:font-weight="normal" officeooo:rsid="00085915" style:font-size-asian="14pt" style:font-size-complex="16pt"/>
    </style:style>
    <style:style style:name="T11" style:family="text">
      <style:text-properties fo:font-variant="normal" fo:text-transform="none" fo:color="#222222" style:font-name="Liberation Serif" fo:font-size="16pt" fo:letter-spacing="normal" fo:font-style="italic" fo:font-weight="normal" officeooo:rsid="000a442b" style:font-size-asian="14pt" style:font-size-complex="16pt"/>
    </style:style>
    <style:style style:name="T12" style:family="text">
      <style:text-properties fo:font-variant="normal" fo:text-transform="none" fo:color="#222222" style:font-name="Liberation Serif" fo:font-size="16pt" fo:letter-spacing="normal" fo:font-style="italic" fo:font-weight="normal" officeooo:rsid="000a442b" style:font-size-asian="14pt" style:font-style-asian="normal" style:font-size-complex="16pt" style:font-style-complex="normal"/>
    </style:style>
    <style:style style:name="T13" style:family="text">
      <style:text-properties fo:font-variant="normal" fo:text-transform="none" fo:color="#222222" style:font-name="Liberation Serif" fo:font-size="16pt" fo:letter-spacing="normal" fo:font-style="normal" fo:font-weight="normal" officeooo:rsid="00085915" style:font-size-asian="14pt" style:font-style-asian="normal" style:font-size-complex="16pt" style:font-style-complex="normal"/>
    </style:style>
    <style:style style:name="T14" style:family="text">
      <style:text-properties fo:color="#222222" style:font-name="Liberation Serif" fo:letter-spacing="normal" fo:font-style="normal" fo:font-weight="normal" style:font-style-asian="normal" style:font-style-complex="normal"/>
    </style:style>
    <style:style style:name="T15" style:family="text">
      <style:text-properties fo:color="#222222" style:font-name="Liberation Serif" fo:letter-spacing="normal" fo:font-style="normal" fo:font-weight="normal" officeooo:rsid="0007920f" style:font-style-asian="normal" style:font-style-complex="normal"/>
    </style:style>
    <style:style style:name="T16" style:family="text">
      <style:text-properties officeooo:rsid="000d587a"/>
    </style:style>
    <style:style style:name="T17" style:family="text">
      <style:text-properties officeooo:rsid="000d587a" style:font-size-asian="16pt"/>
    </style:style>
    <style:style style:name="T18" style:family="text">
      <style:text-properties officeooo:rsid="000e98cc"/>
    </style:style>
    <style:style style:name="T19" style:family="text">
      <style:text-properties officeooo:rsid="00151037"/>
    </style:style>
    <style:style style:name="T20" style:family="text">
      <style:text-properties officeooo:rsid="001b6597" style:font-weight-asian="normal" style:font-weight-complex="normal"/>
    </style:style>
    <style:style style:name="T21" style:family="text">
      <style:text-properties officeooo:rsid="00148057" style:font-weight-asian="normal" style:font-weight-complex="normal"/>
    </style:style>
    <style:style style:name="T22" style:family="text">
      <style:text-properties officeooo:rsid="00154c41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style:font-weight-asian="normal" style:font-weight-complex="normal"/>
    </style:style>
    <style:style style:name="T25" style:family="text">
      <style:text-properties style:text-underline-style="none" officeooo:rsid="00154c41" style:font-weight-asian="normal" style:font-weight-complex="normal"/>
    </style:style>
    <style:style style:name="T26" style:family="text">
      <style:text-properties style:text-underline-style="none" officeooo:rsid="0018e194" style:font-weight-asian="normal" style:font-weight-complex="normal"/>
    </style:style>
    <style:style style:name="T27" style:family="text">
      <style:text-properties style:text-underline-style="none" officeooo:rsid="0019810f" style:font-weight-asian="normal" style:font-weight-complex="normal"/>
    </style:style>
    <style:style style:name="T28" style:family="text">
      <style:text-properties style:text-underline-style="none" officeooo:rsid="001b6597" style:font-weight-asian="normal" style:font-weight-complex="normal"/>
    </style:style>
    <style:style style:name="T29" style:family="text">
      <style:text-properties style:text-underline-style="none" officeooo:rsid="0015ddaa" style:font-weight-asian="normal" style:font-weight-complex="normal"/>
    </style:style>
    <style:style style:name="T30" style:family="text">
      <style:text-properties style:text-underline-style="none" officeooo:rsid="001ca62f" style:font-weight-asian="normal" style:font-weight-complex="normal"/>
    </style:style>
    <style:style style:name="T31" style:family="text">
      <style:text-properties style:text-underline-style="none" officeooo:rsid="002843b2" style:font-weight-asian="normal" style:font-weight-complex="normal"/>
    </style:style>
    <style:style style:name="T32" style:family="text">
      <style:text-properties style:text-underline-style="none" officeooo:rsid="002f3438" style:font-weight-asian="normal" style:font-weight-complex="normal"/>
    </style:style>
    <style:style style:name="T33" style:family="text">
      <style:text-properties style:text-underline-style="none" officeooo:rsid="0023e244" style:font-weight-asian="normal" style:font-weight-complex="normal"/>
    </style:style>
    <style:style style:name="T34" style:family="text">
      <style:text-properties style:text-underline-style="none" officeooo:rsid="0031cefc" style:font-weight-asian="normal" style:font-weight-complex="normal"/>
    </style:style>
    <style:style style:name="T35" style:family="text">
      <style:text-properties style:text-underline-style="none" officeooo:rsid="0031e5b9" style:font-weight-asian="normal" style:font-weight-complex="normal"/>
    </style:style>
    <style:style style:name="T36" style:family="text">
      <style:text-properties style:text-underline-style="none" officeooo:rsid="0033dddf" style:font-weight-asian="normal" style:font-weight-complex="normal"/>
    </style:style>
    <style:style style:name="T37" style:family="text">
      <style:text-properties style:text-underline-style="none" officeooo:rsid="0034461b" style:font-weight-asian="normal" style:font-weight-complex="normal"/>
    </style:style>
    <style:style style:name="T38" style:family="text">
      <style:text-properties style:text-underline-style="none" officeooo:rsid="0036345f" style:font-weight-asian="normal" style:font-weight-complex="normal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text-underline-style="none" fo:font-weight="bold" officeooo:rsid="0015ddaa" style:font-weight-asian="bold" style:font-weight-complex="bold"/>
    </style:style>
    <style:style style:name="T41" style:family="text">
      <style:text-properties style:text-underline-style="none" fo:font-weight="bold" officeooo:rsid="001ca62f" style:font-weight-asian="bold" style:font-weight-complex="bold"/>
    </style:style>
    <style:style style:name="T42" style:family="text">
      <style:text-properties style:text-underline-style="none" fo:font-weight="bold" officeooo:rsid="000d587a" style:font-weight-asian="bold" style:font-weight-complex="bold"/>
    </style:style>
    <style:style style:name="T43" style:family="text">
      <style:text-properties style:text-underline-style="none" fo:font-weight="bold" style:font-size-asian="16pt" style:font-weight-asian="bold" style:font-weight-complex="bold"/>
    </style:style>
    <style:style style:name="T44" style:family="text">
      <style:text-properties style:text-underline-style="none" fo:font-weight="bold" officeooo:rsid="0022eee5" style:font-size-asian="16pt" style:font-weight-asian="bold" style:font-weight-complex="bold"/>
    </style:style>
    <style:style style:name="T45" style:family="text">
      <style:text-properties style:text-underline-style="none" style:font-size-asian="16pt" style:font-weight-asian="normal" style:font-weight-complex="normal"/>
    </style:style>
    <style:style style:name="T46" style:family="text">
      <style:text-properties style:text-underline-style="none" officeooo:rsid="002f3438"/>
    </style:style>
    <style:style style:name="T47" style:family="text">
      <style:text-properties style:text-underline-style="none" officeooo:rsid="0031cefc"/>
    </style:style>
    <style:style style:name="T48" style:family="text">
      <style:text-properties style:text-underline-style="none" officeooo:rsid="0034461b" fo:background-color="#66ff99" loext:char-shading-value="0" style:font-weight-asian="normal" style:font-weight-complex="normal"/>
    </style:style>
    <style:style style:name="T49" style:family="text">
      <style:text-properties style:text-underline-style="none" officeooo:rsid="002843b2"/>
    </style:style>
    <style:style style:name="T50" style:family="text">
      <style:text-properties officeooo:rsid="002d5b69"/>
    </style:style>
    <style:style style:name="T51" style:family="text">
      <style:text-properties officeooo:rsid="0034461b"/>
    </style:style>
    <style:style style:name="T52" style:family="text">
      <style:text-properties officeooo:rsid="0034461b" fo:background-color="#66ff99" loext:char-shading-value="0"/>
    </style:style>
    <style:style style:name="T53" style:family="text">
      <style:text-properties fo:background-color="#ff9999" loext:char-shading-value="0"/>
    </style:style>
    <style:style style:name="T54" style:family="text">
      <style:text-properties officeooo:rsid="0034461b" fo:background-color="#ff9999" loext:char-shading-value="0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34461b" fo:background-color="transparent" loext:char-shading-value="0"/>
    </style:style>
    <style:style style:name="T57" style:family="text">
      <style:text-properties officeooo:rsid="003ea883"/>
    </style:style>
    <style:style style:name="T58" style:family="text">
      <style:text-properties fo:font-style="italic"/>
    </style:style>
    <style:style style:name="T59" style:family="text">
      <style:text-properties officeooo:rsid="003f68cc"/>
    </style:style>
    <style:style style:name="T60" style:family="text">
      <style:text-properties officeooo:rsid="004156bb"/>
    </style:style>
    <style:style style:name="T61" style:family="text">
      <style:text-properties officeooo:rsid="00431735"/>
    </style:style>
    <style:style style:name="T62" style:family="text">
      <style:text-properties officeooo:rsid="00432475"/>
    </style:style>
    <style:style style:name="T63" style:family="text">
      <style:text-properties officeooo:rsid="00435e6d"/>
    </style:style>
    <style:style style:name="T64" style:family="text">
      <style:text-properties officeooo:rsid="00441f55"/>
    </style:style>
    <style:style style:name="T65" style:family="text">
      <style:text-properties style:text-position="super 58%" fo:font-size="18pt" officeooo:rsid="00474880" style:font-size-asian="18pt" style:font-size-complex="18pt"/>
    </style:style>
    <style:style style:name="T66" style:family="text">
      <style:text-properties style:text-position="0% 100%"/>
    </style:style>
    <style:style style:name="T67" style:family="text">
      <style:text-properties style:text-position="0% 100%" style:font-size-asian="12pt"/>
    </style:style>
    <style:style style:name="T68" style:family="text">
      <style:text-properties style:text-position="0% 100%" officeooo:rsid="00474f62" style:font-size-asian="12pt"/>
    </style:style>
    <style:style style:name="T69" style:family="text">
      <style:text-properties style:text-position="0% 100%" officeooo:rsid="00474880" style:font-size-asian="12pt"/>
    </style:style>
    <style:style style:name="T70" style:family="text">
      <style:text-properties style:text-position="0% 100%" officeooo:rsid="0074589e" style:font-size-asian="12pt"/>
    </style:style>
    <style:style style:name="T71" style:family="text">
      <style:text-properties style:text-position="0% 100%" officeooo:rsid="0077c9b4" style:font-size-asian="12pt"/>
    </style:style>
    <style:style style:name="T72" style:family="text">
      <style:text-properties style:text-position="0% 100%" officeooo:rsid="007ace9f" style:font-size-asian="12pt"/>
    </style:style>
    <style:style style:name="T73" style:family="text">
      <style:text-properties style:text-position="0% 100%" officeooo:rsid="007cbd9e" style:font-size-asian="12pt"/>
    </style:style>
    <style:style style:name="T74" style:family="text">
      <style:text-properties style:text-position="0% 100%" officeooo:rsid="007dbfa8" style:font-size-asian="12pt"/>
    </style:style>
    <style:style style:name="T75" style:family="text">
      <style:text-properties style:text-position="0% 100%" officeooo:rsid="0081086e" style:font-size-asian="12pt"/>
    </style:style>
    <style:style style:name="T76" style:family="text">
      <style:text-properties style:text-position="0% 100%" officeooo:rsid="00840389" style:font-size-asian="12pt"/>
    </style:style>
    <style:style style:name="T77" style:family="text">
      <style:text-properties style:text-position="0% 100%" officeooo:rsid="008838f6" style:font-size-asian="12pt"/>
    </style:style>
    <style:style style:name="T78" style:family="text">
      <style:text-properties style:text-position="0% 100%" officeooo:rsid="008af450" style:font-size-asian="12pt"/>
    </style:style>
    <style:style style:name="T79" style:family="text">
      <style:text-properties style:text-position="0% 100%" officeooo:rsid="008f9b21" style:font-size-asian="12pt"/>
    </style:style>
    <style:style style:name="T80" style:family="text">
      <style:text-properties style:text-position="0% 100%" officeooo:rsid="00950c26" style:font-size-asian="12pt"/>
    </style:style>
    <style:style style:name="T81" style:family="text">
      <style:text-properties style:text-position="0% 100%" officeooo:rsid="0098a6a7" style:font-size-asian="12pt"/>
    </style:style>
    <style:style style:name="T82" style:family="text">
      <style:text-properties style:text-position="0% 100%" officeooo:rsid="009aaf1d" style:font-size-asian="12pt"/>
    </style:style>
    <style:style style:name="T83" style:family="text">
      <style:text-properties style:text-position="0% 100%" officeooo:rsid="0051dfb1" style:font-size-asian="12pt"/>
    </style:style>
    <style:style style:name="T84" style:family="text">
      <style:text-properties style:text-position="0% 100%" officeooo:rsid="0059123a"/>
    </style:style>
    <style:style style:name="T85" style:family="text">
      <style:text-properties style:text-position="0% 100%" officeooo:rsid="008af450"/>
    </style:style>
    <style:style style:name="T86" style:family="text">
      <style:text-properties style:text-position="0% 100%" officeooo:rsid="008b98a7"/>
    </style:style>
    <style:style style:name="T87" style:family="text">
      <style:text-properties style:text-position="0% 100%" officeooo:rsid="008d7a04"/>
    </style:style>
    <style:style style:name="T88" style:family="text">
      <style:text-properties style:text-position="0% 100%" officeooo:rsid="008dc14b"/>
    </style:style>
    <style:style style:name="T89" style:family="text">
      <style:text-properties style:text-position="0% 100%" officeooo:rsid="008ea78b"/>
    </style:style>
    <style:style style:name="T90" style:family="text">
      <style:text-properties style:text-position="0% 100%" officeooo:rsid="00474f62"/>
    </style:style>
    <style:style style:name="T91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92" style:family="text">
      <style:text-properties style:text-position="0% 100%" fo:font-size="12pt" fo:font-weight="normal" officeooo:rsid="0093d4f7" style:font-size-asian="12pt" style:font-weight-asian="normal" style:font-size-complex="12pt" style:font-weight-complex="normal"/>
    </style:style>
    <style:style style:name="T93" style:family="text">
      <style:text-properties style:text-position="0% 100%" fo:font-size="12pt" fo:font-weight="normal" officeooo:rsid="00950c26" style:font-size-asian="12pt" style:font-weight-asian="normal" style:font-size-complex="12pt" style:font-weight-complex="normal"/>
    </style:style>
    <style:style style:name="T94" style:family="text">
      <style:text-properties style:text-position="0% 100%" fo:font-size="12pt" fo:font-weight="normal" officeooo:rsid="0098a6a7" style:font-size-asian="12pt" style:font-weight-asian="normal" style:font-size-complex="12pt" style:font-weight-complex="normal"/>
    </style:style>
    <style:style style:name="T95" style:family="text">
      <style:text-properties style:text-position="0% 100%" fo:font-size="12pt" fo:font-weight="normal" officeooo:rsid="009aaf1d" style:font-size-asian="12pt" style:font-weight-asian="normal" style:font-size-complex="12pt" style:font-weight-complex="normal"/>
    </style:style>
    <style:style style:name="T96" style:family="text">
      <style:text-properties style:text-position="0% 100%" fo:font-size="12pt" fo:font-weight="normal" officeooo:rsid="0054a396" style:font-size-asian="12pt" style:font-weight-asian="normal" style:font-size-complex="12pt" style:font-weight-complex="normal"/>
    </style:style>
    <style:style style:name="T97" style:family="text">
      <style:text-properties style:text-position="0% 100%" fo:font-size="12pt" fo:font-weight="normal" officeooo:rsid="00736bde" style:font-size-asian="12pt" style:font-weight-asian="normal" style:font-size-complex="12pt" style:font-weight-complex="normal"/>
    </style:style>
    <style:style style:name="T98" style:family="text">
      <style:text-properties style:text-position="0% 100%" fo:font-size="12pt" fo:font-weight="normal" officeooo:rsid="0074589e" style:font-size-asian="12pt" style:font-weight-asian="normal" style:font-size-complex="12pt" style:font-weight-complex="normal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0059123a"/>
    </style:style>
    <style:style style:name="T101" style:family="text">
      <style:text-properties officeooo:rsid="005ab7f3"/>
    </style:style>
    <style:style style:name="T102" style:family="text">
      <style:text-properties officeooo:rsid="005b3ef5"/>
    </style:style>
    <style:style style:name="T103" style:family="text">
      <style:text-properties officeooo:rsid="005cce41"/>
    </style:style>
    <style:style style:name="T104" style:family="text">
      <style:text-properties officeooo:rsid="005dd97b"/>
    </style:style>
    <style:style style:name="T105" style:family="text">
      <style:text-properties officeooo:rsid="005ece06"/>
    </style:style>
    <style:style style:name="T106" style:family="text">
      <style:text-properties officeooo:rsid="0063e3dd"/>
    </style:style>
    <style:style style:name="T107" style:family="text">
      <style:text-properties officeooo:rsid="0068555c"/>
    </style:style>
    <style:style style:name="T108" style:family="text">
      <style:text-properties officeooo:rsid="006bb907"/>
    </style:style>
    <style:style style:name="T109" style:family="text">
      <style:text-properties officeooo:rsid="006c0a87"/>
    </style:style>
    <style:style style:name="T110" style:family="text">
      <style:text-properties officeooo:rsid="006cde8b"/>
    </style:style>
    <style:style style:name="T111" style:family="text">
      <style:text-properties officeooo:rsid="006eaa1a"/>
    </style:style>
    <style:style style:name="T112" style:family="text">
      <style:text-properties officeooo:rsid="00733b93"/>
    </style:style>
    <style:style style:name="T113" style:family="text">
      <style:text-properties fo:font-size="20pt" style:font-size-asian="20pt" style:font-size-complex="20pt"/>
    </style:style>
    <style:style style:name="T114" style:family="text">
      <style:text-properties fo:font-size="16pt" fo:font-weight="bold" style:font-size-asian="16pt" style:font-weight-asian="bold" style:font-size-complex="16pt" style:font-weight-complex="bold"/>
    </style:style>
    <style:style style:name="T115" style:family="text">
      <style:text-properties fo:font-size="36pt" style:font-size-asian="36pt" style:font-size-complex="36pt"/>
    </style:style>
    <style:style style:name="T116" style:family="text">
      <style:text-properties fo:color="#222222"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justify" draw:textarea-vertical-align="middle" draw:auto-grow-height="false" fo:min-height="0.1854in" fo:min-width="0.1299i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none" draw:textarea-horizontal-align="justify" draw:textarea-vertical-align="middle" draw:auto-grow-height="false" fo:min-height="0.3898in" fo:min-width="0.2311in" style:run-through="foreground"/>
    </style:style>
    <style:style style:name="gr5" style:family="graphic">
      <style:graphic-properties draw:stroke="none" draw:fill="none" draw:textarea-horizontal-align="justify" draw:textarea-vertical-align="middle" draw:auto-grow-height="false" fo:min-height="0.1945in" fo:min-width="0.2126in" style:run-through="foreground"/>
    </style:style>
    <style:style style:name="gr6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1.6854in" fo:min-width="3.41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textarea-horizontal-align="justify" draw:textarea-vertical-align="middle" draw:auto-grow-height="false" fo:min-height="0.1854in" fo:min-width="0.1138in" style:run-through="foreground"/>
    </style:style>
    <style:style style:name="gr8" style:family="graphic">
      <style:graphic-properties draw:stroke="none" draw:fill="none" draw:textarea-horizontal-align="justify" draw:textarea-vertical-align="middle" draw:auto-grow-height="false" fo:min-height="0.3898in" fo:min-width="0.202in" style:run-through="foreground"/>
    </style:style>
    <style:style style:name="gr9" style:family="graphic">
      <style:graphic-properties draw:stroke="none" draw:fill="none" draw:textarea-horizontal-align="justify" draw:textarea-vertical-align="middle" draw:auto-grow-height="false" fo:min-height="0.1945in" fo:min-width="0.1862in" style:run-through="foreground"/>
    </style:style>
    <style:style style:name="gr10" style:family="graphic">
      <style:graphic-properties svg:stroke-width="0.0193in" svg:stroke-color="#000000" draw:marker-start-width="0.1091in" draw:marker-end-width="0.1091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0.4764in" fo:min-width="1.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0.5146in" fo:min-width="2.841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none" draw:textarea-horizontal-align="justify" draw:textarea-vertical-align="middle" draw:auto-grow-height="false" fo:min-height="0.1945in" fo:min-width="0.2126in" style:run-through="foreground"/>
    </style:style>
    <style:style style:name="gr14" style:family="graphic">
      <style:graphic-properties draw:stroke="none" draw:fill="none" draw:textarea-horizontal-align="justify" draw:textarea-vertical-align="middle" draw:auto-grow-height="false" fo:min-height="0.1437in" fo:min-width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none" draw:textarea-horizontal-align="justify" draw:textarea-vertical-align="middle" draw:auto-grow-height="false" fo:min-height="0.2272in" fo:min-width="0.1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0.2in" fo:min-width="0.3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2.2992in" fo:min-width="6.26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4.1709in" fo:min-width="6.26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0.4055in" fo:min-width="6.26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3.5909in" fo:min-width="6.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3.4472in" fo:min-width="6.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Partie 2 :</text:p>
      <text:p text:style-name="P60"/>
      <text:p text:style-name="P84">Q9)</text:p>
      <text:p text:style-name="P60"/>
      <text:p text:style-name="P58"><text:span text:style-name="T14">Combien de combinaisons de couleurs (secrètes) c’est un </text:span><text:span text:style-name="T15">N</text:span><text:span text:style-name="T6">-arrangement sans répétition de </text:span><text:span text:style-name="T7">N couleur parmi </text:span><text:span text:style-name="T8">K</text:span><text:span text:style-name="T6">-couleur .</text:span></text:p>
      <text:p text:style-name="P50"/>
      <text:p text:style-name="P64"><draw:custom-shape text:anchor-type="paragraph" draw:z-index="7" draw:name="Forme1" draw:style-name="gr6" draw:text-style-name="P87" svg:width="3.4169in" svg:height="1.6858in" svg:x="-0.0055in" svg:y="0.0457in"><text:p/><draw:enhanced-geometry svg:viewBox="0 0 21600 21600" draw:type="rectangle" draw:enhanced-path="M 0 0 L 21600 0 21600 21600 0 21600 0 0 Z N"/></draw:custom-shape></text:p>
      <text:p text:style-name="P61"><text:span text:style-name="T13"><text:s text:c="2"/></text:span><text:span text:style-name="T12"><text:s text:c="3"/></text:span></text:p>
      <text:p text:style-name="P61"><draw:g text:anchor-type="paragraph" draw:z-index="8" draw:style-name="gr1"><draw:custom-shape draw:name="Forme2" draw:style-name="gr7" draw:text-style-name="P85" svg:width="0.1142in" svg:height="0.1858in" svg:x="0.1965in" svg:y="0.385in"><text:p>K</text:p><draw:enhanced-geometry svg:viewBox="0 0 21600 21600" draw:type="rectangle" draw:enhanced-path="M 0 0 L 21600 0 21600 21600 0 21600 0 0 Z N"/></draw:custom-shape><draw:g draw:style-name="gr3"><draw:custom-shape draw:name="Forme1" draw:style-name="gr8" draw:text-style-name="P86" svg:width="0.2024in" svg:height="0.3898in" svg:x="-0.0055in" svg:y="0.1441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9" draw:text-style-name="P85" svg:width="0.1862in" svg:height="0.1949in" svg:x="0.1965in" svg:y="0.1398in"><text:p>N</text:p><draw:enhanced-geometry svg:viewBox="0 0 21600 21600" draw:type="rectangle" draw:enhanced-path="M 0 0 L 21600 0 21600 21600 0 21600 0 0 Z N"/></draw:custom-shape></draw:g></draw:g><text:span text:style-name="T10"><text:s text:c="16"/></text:span><text:span text:style-name="T11">K !</text:span></text:p>
      <text:p text:style-name="P59"><draw:line text:anchor-type="paragraph" draw:z-index="9" draw:name="Forme3" draw:style-name="gr10" draw:text-style-name="P88" svg:x1="0.7445in" svg:y1="0.1366in" svg:x2="2.1236in" svg:y2="0.1366in"><text:p/></draw:line><text:span text:style-name="T4">= <text:s text:c="32"/></text:span><text:span text:style-name="T5">si N&lt;=K</text:span></text:p>
      <text:p text:style-name="P59"><text:span text:style-name="T4"><text:s text:c="13"/></text:span><text:span text:style-name="T5">(K-N) !</text:span></text:p>
      <text:p text:style-name="P49"/>
      <text:p text:style-name="P40"/>
      <text:p text:style-name="P40"/>
      <text:p text:style-name="P83"><text:span text:style-name="T9">Q</text:span><text:span text:style-name="T1">10)</text:span></text:p>
      <text:p text:style-name="P3"/>
      <text:p text:style-name="P4">si le joueur 1 est rependu (b, 0) alors <text:span text:style-name="T18">on a b couleurs bien placer et le reste sont ni bien placer ni bien choisies , on va sélectionner les b couleurs possible qui sont bien placer et pour chaque sélection on a tout les arrangement possible des couleurs qui n’appartient pas a les N-couleurs choisies par le joueur 1. </text:span></text:p>
      <text:p text:style-name="P5">pour <text:span text:style-name="T50">sélectionner les b couleurs possible qui sont bien placer c’est une combinaisons de b couleurs parmi les N couleur choisies par joueur 1.</text:span></text:p>
      <text:p text:style-name="P6">pour les arrangement possible avec chaque sélection on arrange N-b ( le reste ) parmi K-N (les couleurs qui n’appartient pas a les couleurs choisies par joueur 1 ). </text:p>
      <text:p text:style-name="P5"/>
      <text:p text:style-name="P2">E :combien de possibilités de combinaisons secrètes peuvent-elles être envisagées par le joueur 2</text:p>
      <text:p text:style-name="P1"/>
      <text:p text:style-name="P1"><draw:g text:anchor-type="paragraph" draw:z-index="12" draw:style-name="gr1"><draw:custom-shape draw:name="Forme2" draw:style-name="gr2" draw:text-style-name="P85" svg:width="0.1303in" svg:height="0.1858in" svg:x="0.5102in" svg:y="0.3382in"><text:p>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2791in" svg:y="0.0972in"><text:p><text:span text:style-name="T113"><text:s/></text:span><text:span text:style-name="T113">C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0.5102in" svg:y="0.0929in"><text:p>b</text:p><draw:enhanced-geometry svg:viewBox="0 0 21600 21600" draw:type="rectangle" draw:enhanced-path="M 0 0 L 21600 0 21600 21600 0 21600 0 0 Z N"/></draw:custom-shape></draw:g></draw:g><draw:g text:anchor-type="paragraph" draw:z-index="13" draw:style-name="gr1"><draw:custom-shape draw:name="Forme2" draw:style-name="gr2" draw:text-style-name="P85" svg:width="0.1303in" svg:height="0.1858in" svg:x="0.911in" svg:y="0.3382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6799in" svg:y="0.0972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0.911in" svg:y="0.0929in"><text:p><text:s/>N-b</text:p><draw:enhanced-geometry svg:viewBox="0 0 21600 21600" draw:type="rectangle" draw:enhanced-path="M 0 0 L 21600 0 21600 21600 0 21600 0 0 Z N"/></draw:custom-shape></draw:g></draw:g><draw:custom-shape text:anchor-type="paragraph" draw:z-index="10" draw:name="Forme1" draw:style-name="gr11" draw:text-style-name="P87" svg:width="1.3894in" svg:height="0.5157in" svg:x="-0.0055in" svg:y="0.0528in"><text:p/><draw:enhanced-geometry svg:viewBox="0 0 21600 21600" draw:type="rectangle" draw:enhanced-path="M 0 0 L 21600 0 21600 21600 0 21600 0 0 Z N"/></draw:custom-shape><text:s text:c="6"/></text:p>
      <text:p text:style-name="P41"><text:span text:style-name="T17">E</text:span><text:span text:style-name="T16">= <text:s text:c="3"/></text:span><text:s text:c="2"/></text:p>
      <text:p text:style-name="P41"/>
      <text:p text:style-name="P7"><text:s/><text:span text:style-name="T16">Q11)</text:span></text:p>
      <text:p text:style-name="P7"/>
      <text:p text:style-name="P8">-on <text:span text:style-name="T22">prendre </text:span>b couleur parmi N couleurs choisi par le joueur 1 et pour chaque sectionnement possible on a une seul position (ordre) possible pour chaque couleurs <text:span text:style-name="T19">alors c’est une combinaisons de b parmi N .</text:span></text:p>
      <text:p text:style-name="P8"><draw:g text:anchor-type="paragraph" draw:z-index="0" draw:style-name="gr1"><draw:custom-shape draw:name="Forme2" draw:style-name="gr2" draw:text-style-name="P85" svg:width="0.1303in" svg:height="0.1858in" svg:x="1.1528in" svg:y="0.3287in"><text:p>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9217in" svg:y="0.0878in"><text:p><text:span text:style-name="T113"><text:s/></text:span><text:span text:style-name="T113">C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1528in" svg:y="0.0835in"><text:p>b</text:p><draw:enhanced-geometry svg:viewBox="0 0 21600 21600" draw:type="rectangle" draw:enhanced-path="M 0 0 L 21600 0 21600 21600 0 21600 0 0 Z N"/></draw:custom-shape></draw:g></draw:g></text:p>
      <text:p text:style-name="P14">alors on a :</text:p>
      <text:p text:style-name="P39"/>
      <text:p text:style-name="P10">- <text:span text:style-name="T20">pour chaque </text:span><text:span text:style-name="T21">combinaisons </text:span>on <text:span text:style-name="T22">prendre m couleurs parmi <text:s/>N-b ( les</text:span><text:span text:style-name="T25"> couleurs qui sont choisi par le joueur 1 et qui ne sont pas bien placer </text:span><text:span text:style-name="T27">) </text:span><text:span text:style-name="T26">.</text:span></text:p>
      <text:p text:style-name="P21"><draw:g text:anchor-type="paragraph" draw:z-index="1" draw:style-name="gr1"><draw:custom-shape draw:name="Forme2" draw:style-name="gr2" draw:text-style-name="P85" svg:width="0.1303in" svg:height="0.1858in" svg:x="1.0791in" svg:y="0.3291in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848in" svg:y="0.0882in"><text:p><text:span text:style-name="T113"><text:s/></text:span><text:span text:style-name="T113">C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0791in" svg:y="0.0839in"><text:p>m</text:p><draw:enhanced-geometry svg:viewBox="0 0 21600 21600" draw:type="rectangle" draw:enhanced-path="M 0 0 L 21600 0 21600 21600 0 21600 0 0 Z N"/></draw:custom-shape></draw:g></draw:g></text:p>
      <text:p text:style-name="P14">alors on a :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span text:style-name="T25">-</text:span><text:span text:style-name="T22"> et pour chaque sélection possible <text:s/>on peut arranger les m couleurs parmi N-b couleurs</text:span></text:p>
      <text:p text:style-name="P11"><text:span text:style-name="T22"><text:s/>( les</text:span><text:span text:style-name="T25"> couleurs qui sont choisi par le joueur 1 et qui ne sont pas bien placer </text:span><text:span text:style-name="T27">).</text:span></text:p>
      <text:p text:style-name="P17"><text:span text:style-name="T27"><text:s/>m</text:span><text:span text:style-name="T24">ais on calcule seulement les arrangement tell que les m couleurs sont tous mal placer .</text:span></text:p>
      <text:p text:style-name="P26"/>
      <text:p text:style-name="P20"><text:span text:style-name="T23">on note </text:span><text:span text:style-name="T39">F </text:span><text:span text:style-name="T23"> <text:s/>le nombre des </text:span><text:span text:style-name="T46">arrangement </text:span><text:span text:style-name="T47">possible </text:span><text:span text:style-name="T46">tell que les m couleurs sont tous mal placer .</text:span></text:p>
      <text:p text:style-name="P22"/>
      <text:p text:style-name="P22"/>
      <text:p text:style-name="P15"><text:span text:style-name="T27">a</text:span><text:span text:style-name="T24">lors on a </text:span><text:span text:style-name="T32">un nombre de cas moins que les </text:span><text:span text:style-name="T34">tt </text:span><text:span text:style-name="T32">arrangement possible <text:s/></text:span><text:span text:style-name="T34">de m couleurs</text:span></text:p>
      <text:p text:style-name="P27"><draw:g text:anchor-type="paragraph" draw:z-index="14" draw:style-name="gr1"><draw:custom-shape draw:name="Forme2" draw:style-name="gr2" draw:text-style-name="P85" svg:width="0.1303in" svg:height="0.1858in" svg:x="0.6622in" svg:y="0.3819in"><text:p><text:s text:c="4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4311in" svg:y="0.1409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0.6622in" svg:y="0.1366in"><text:p>m</text:p><draw:enhanced-geometry svg:viewBox="0 0 21600 21600" draw:type="rectangle" draw:enhanced-path="M 0 0 L 21600 0 21600 21600 0 21600 0 0 Z N"/></draw:custom-shape></draw:g></draw:g></text:p>
      <text:p text:style-name="P48">F <text:s/>≤ </text:p>
      <text:p text:style-name="P22"/>
      <text:p text:style-name="P13"><text:span text:style-name="T24">-et pour chaque sélection </text:span><text:span text:style-name="T25">possible </text:span><text:span text:style-name="T24">et arrange</text:span><text:span text:style-name="T28">men</text:span><text:span text:style-name="T24">t </text:span><text:span text:style-name="T28">des couleurs choisies et mal placer on peut arranger le reste qui sont mal choisies <text:s/>N – b – m (le reste qui ni bien choisies ni bien placer) <text:s text:c="5"/>parmi K-N ( tout les couleurs – les couleurs <text:s/>choisies par le jouer 1) </text:span><text:span text:style-name="T24"><text:s/>.</text:span></text:p>
      <text:p text:style-name="P23"><draw:g text:anchor-type="paragraph" draw:z-index="2" draw:style-name="gr1"><draw:custom-shape draw:name="Forme2" draw:style-name="gr2" draw:text-style-name="P85" svg:width="0.1303in" svg:height="0.1858in" svg:x="1.1055in" svg:y="0.3654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8744in" svg:y="0.1244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1055in" svg:y="0.1201in"><text:p><text:s text:c="5"/>N-b-m</text:p><draw:enhanced-geometry svg:viewBox="0 0 21600 21600" draw:type="rectangle" draw:enhanced-path="M 0 0 L 21600 0 21600 21600 0 21600 0 0 Z N"/></draw:custom-shape></draw:g></draw:g></text:p>
      <text:p text:style-name="P24">alors on a : </text:p>
      <text:p text:style-name="P24"/>
      <text:p text:style-name="P24"/>
      <text:p text:style-name="P12"><text:span text:style-name="T41">E</text:span><text:span text:style-name="T30"> :</text:span><text:span text:style-name="T29">le nombre de combinaisons secrètes compatibles avec une réponse</text:span><text:span text:style-name="T40"> (b, m)</text:span></text:p>
      <text:p text:style-name="P38"/>
      <text:p text:style-name="P38"><draw:g text:anchor-type="paragraph" draw:z-index="15" draw:style-name="gr1"><draw:custom-shape draw:name="Forme2" draw:style-name="gr2" draw:text-style-name="P85" svg:width="0.1303in" svg:height="0.1858in" svg:x="0.6256in" svg:y="0.3461in"><text:p>N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86" svg:width="0.2315in" svg:height="0.3898in" svg:x="0.3945in" svg:y="0.1051in"><text:p><text:span text:style-name="T113"><text:s/></text:span><text:span text:style-name="T113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85" svg:width="0.213in" svg:height="0.1949in" svg:x="0.6256in" svg:y="0.1008in"><text:p>b</text:p><draw:enhanced-geometry svg:viewBox="0 0 21600 21600" draw:mirror-horizontal="false" draw:mirror-vertical="false" draw:type="rectangle" draw:enhanced-path="M 0 0 L 21600 0 21600 21600 0 21600 0 0 Z N"/></draw:custom-shape></draw:g></draw:g><draw:g text:anchor-type="paragraph" draw:z-index="16" draw:style-name="gr1"><draw:custom-shape draw:name="Forme2" draw:style-name="gr2" draw:text-style-name="P85" svg:width="0.1303in" svg:height="0.1858in" svg:x="1.0693in" svg:y="0.3461in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8382in" svg:y="0.1051in"><text:p><text:span text:style-name="T113"><text:s/></text:span><text:span text:style-name="T113">C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0693in" svg:y="0.1008in"><text:p>m</text:p><draw:enhanced-geometry svg:viewBox="0 0 21600 21600" draw:type="rectangle" draw:enhanced-path="M 0 0 L 21600 0 21600 21600 0 21600 0 0 Z N"/></draw:custom-shape></draw:g></draw:g><draw:g text:anchor-type="paragraph" draw:z-index="17" draw:style-name="gr1"><draw:custom-shape draw:name="Forme2" draw:style-name="gr2" draw:text-style-name="P85" svg:width="0.1303in" svg:height="0.1858in" svg:x="1.5331in" svg:y="0.3791in"><text:p><text:s text:c="3"/>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1.302in" svg:y="0.1382in"><text:p><text:span text:style-name="T113"><text:s/></text:span><text:span text:style-name="T113">F</text:span></text:p><draw:enhanced-geometry svg:viewBox="0 0 21600 21600" draw:type="rectangle" draw:enhanced-path="M 0 0 L 21600 0 21600 21600 0 21600 0 0 Z N"/></draw:custom-shape><draw:custom-shape draw:name="Forme2" draw:style-name="gr13" draw:text-style-name="P85" svg:width="0.213in" svg:height="0.1949in" svg:x="1.5331in" svg:y="0.1339in"><text:p/><draw:enhanced-geometry svg:viewBox="0 0 21600 21600" draw:type="rectangle" draw:enhanced-path="M 0 0 L 21600 0 21600 21600 0 21600 0 0 Z N"/></draw:custom-shape></draw:g></draw:g><draw:g text:anchor-type="paragraph" draw:z-index="18" draw:style-name="gr1"><draw:custom-shape draw:name="Forme2" draw:style-name="gr2" draw:text-style-name="P85" svg:width="0.1303in" svg:height="0.1858in" svg:x="1.7646in" svg:y="0.3835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1.5335in" svg:y="0.1425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7646in" svg:y="0.1382in"><text:p><text:s text:c="5"/>N-b-m</text:p><draw:enhanced-geometry svg:viewBox="0 0 21600 21600" draw:type="rectangle" draw:enhanced-path="M 0 0 L 21600 0 21600 21600 0 21600 0 0 Z N"/></draw:custom-shape></draw:g></draw:g></text:p>
      <text:p text:style-name="P44"><text:span text:style-name="T40">E</text:span><text:span text:style-name="T39">=</text:span></text:p>
      <text:p text:style-name="P42"><draw:g text:anchor-type="paragraph" draw:z-index="6" draw:style-name="gr1"><draw:custom-shape draw:name="Forme2" draw:style-name="gr2" draw:text-style-name="P85" svg:width="0.1303in" svg:height="0.1858in" svg:x="2.1894in" svg:y="0.4736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1.9583in" svg:y="0.2327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2.1894in" svg:y="0.2283in"><text:p><text:s text:c="5"/>N-b-m</text:p><draw:enhanced-geometry svg:viewBox="0 0 21600 21600" draw:type="rectangle" draw:enhanced-path="M 0 0 L 21600 0 21600 21600 0 21600 0 0 Z N"/></draw:custom-shape></draw:g></draw:g><draw:g text:anchor-type="paragraph" draw:z-index="5" draw:style-name="gr1"><draw:custom-shape draw:name="Forme2" draw:style-name="gr2" draw:text-style-name="P85" svg:width="0.1303in" svg:height="0.1858in" svg:x="1.615in" svg:y="0.4618in"><text:p><text:s text:c="4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1.3839in" svg:y="0.2209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615in" svg:y="0.2165in"><text:p>m</text:p><draw:enhanced-geometry svg:viewBox="0 0 21600 21600" draw:type="rectangle" draw:enhanced-path="M 0 0 L 21600 0 21600 21600 0 21600 0 0 Z N"/></draw:custom-shape></draw:g></draw:g><draw:g text:anchor-type="paragraph" draw:z-index="4" draw:style-name="gr1"><draw:custom-shape draw:name="Forme2" draw:style-name="gr2" draw:text-style-name="P85" svg:width="0.1303in" svg:height="0.1858in" svg:x="1.0693in" svg:y="0.437in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8382in" svg:y="0.1961in"><text:p><text:span text:style-name="T113"><text:s/></text:span><text:span text:style-name="T113">C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0693in" svg:y="0.1917in"><text:p>m</text:p><draw:enhanced-geometry svg:viewBox="0 0 21600 21600" draw:type="rectangle" draw:enhanced-path="M 0 0 L 21600 0 21600 21600 0 21600 0 0 Z N"/></draw:custom-shape></draw:g></draw:g><draw:g text:anchor-type="paragraph" draw:z-index="3" draw:style-name="gr1"><draw:custom-shape draw:name="Forme2" draw:style-name="gr2" draw:text-style-name="P85" svg:width="0.1303in" svg:height="0.1858in" svg:x="0.6256in" svg:y="0.437in"><text:p>N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86" svg:width="0.2315in" svg:height="0.3898in" svg:x="0.3945in" svg:y="0.1961in"><text:p><text:span text:style-name="T113"><text:s/></text:span><text:span text:style-name="T113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85" svg:width="0.213in" svg:height="0.1949in" svg:x="0.6256in" svg:y="0.1917in"><text:p>b</text:p><draw:enhanced-geometry svg:viewBox="0 0 21600 21600" draw:mirror-horizontal="false" draw:mirror-vertical="false" draw:type="rectangle" draw:enhanced-path="M 0 0 L 21600 0 21600 21600 0 21600 0 0 Z N"/></draw:custom-shape></draw:g></draw:g><draw:custom-shape text:anchor-type="paragraph" draw:z-index="11" draw:name="Forme1" draw:style-name="gr12" draw:text-style-name="P87" svg:width="2.8807in" svg:height="0.5539in" svg:x="-0.1083in" svg:y="0.1756in"><text:p/><draw:enhanced-geometry svg:viewBox="0 0 21600 21600" draw:type="rectangle" draw:enhanced-path="M 0 0 L 21600 0 21600 21600 0 21600 0 0 Z N"/></draw:custom-shape><text:span text:style-name="T42"><text:s text:c="2"/></text:span><text:span text:style-name="T33"><text:s/></text:span></text:p>
      <text:p text:style-name="P43"><text:span text:style-name="T44">E </text:span><text:span text:style-name="T43">≤</text:span><text:span text:style-name="T45"> </text:span></text:p>
      <text:p text:style-name="P46"/>
      <text:p text:style-name="P46"/>
      <text:p text:style-name="P46"/>
      <text:p text:style-name="P69"><text:span text:style-name="T23">Q1</text:span><text:span text:style-name="T49">2</text:span><text:span text:style-name="T23">) </text:span></text:p>
      <text:p text:style-name="P70"/>
      <text:p text:style-name="P16"><text:span text:style-name="T31">n'y a-t-il pas forcément égalité a cause de l’inégalité d</text:span><text:span text:style-name="T35">es arrangement tell-que les </text:span><text:span text:style-name="T32">couleurs sont mal placer </text:span><text:span text:style-name="T35">et tout les arrangement possible .</text:span></text:p>
      <text:p text:style-name="P28"/>
      <text:p text:style-name="P28">Exemple :</text:p>
      <text:p text:style-name="P18"><text:span text:style-name="T24">K=</text:span><text:span text:style-name="T38">3</text:span><text:span text:style-name="T24">, <text:s/>N=</text:span><text:span text:style-name="T38">2</text:span></text:p>
      <text:p text:style-name="P28">couleurs choisies par joueur 1 [ 1 , 2 <text:s/>]</text:p>
      <text:p text:style-name="P18"><text:span text:style-name="T24">proposition de joueur 2 [ </text:span><text:span text:style-name="T37">2 </text:span><text:span text:style-name="T24">, </text:span><text:span text:style-name="T37">1 </text:span><text:span text:style-name="T24">]</text:span></text:p>
      <text:p text:style-name="P19"><text:span text:style-name="T24">repense de joueur 1 (</text:span><text:span text:style-name="T36">0</text:span><text:span text:style-name="T24">,</text:span><text:span text:style-name="T36">2</text:span><text:span text:style-name="T24">) </text:span></text:p>
      <text:p text:style-name="P19"><text:span text:style-name="T29">combinaisons secrètes compatibles avec une réponse </text:span><text:span text:style-name="T36">(0,2) </text:span><text:span text:style-name="T37">on a un seul cas c’ est </text:span><text:span text:style-name="T48">[2,1]</text:span></text:p>
      <text:p text:style-name="P29">on calcule la formule sur le même exemple :</text:p>
      <text:p text:style-name="P30"><draw:g text:anchor-type="paragraph" draw:z-index="22" draw:style-name="gr1"><draw:custom-shape draw:name="Forme2" draw:style-name="gr2" draw:text-style-name="P85" svg:width="0.1303in" svg:height="0.1858in" svg:x="2.1894in" svg:y="0.4736in"><text:p><text:s text:c="5"/>3-2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1.9583in" svg:y="0.2327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2.1894in" svg:y="0.2283in"><text:p><text:s text:c="5"/>2-0-2</text:p><draw:enhanced-geometry svg:viewBox="0 0 21600 21600" draw:type="rectangle" draw:enhanced-path="M 0 0 L 21600 0 21600 21600 0 21600 0 0 Z N"/></draw:custom-shape></draw:g></draw:g><draw:g text:anchor-type="paragraph" draw:z-index="21" draw:style-name="gr1"><draw:custom-shape draw:name="Forme2" draw:style-name="gr2" draw:text-style-name="P85" svg:width="0.1303in" svg:height="0.1858in" svg:x="1.615in" svg:y="0.4618in"><text:p><text:s text:c="4"/>2-0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1.3839in" svg:y="0.2209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615in" svg:y="0.2165in"><text:p>2</text:p><draw:enhanced-geometry svg:viewBox="0 0 21600 21600" draw:type="rectangle" draw:enhanced-path="M 0 0 L 21600 0 21600 21600 0 21600 0 0 Z N"/></draw:custom-shape></draw:g></draw:g><draw:g text:anchor-type="paragraph" draw:z-index="20" draw:style-name="gr1"><draw:custom-shape draw:name="Forme2" draw:style-name="gr2" draw:text-style-name="P85" svg:width="0.1303in" svg:height="0.1858in" svg:x="1.0693in" svg:y="0.437in"><text:p><text:s text:c="3"/>2-0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0.8382in" svg:y="0.1961in"><text:p><text:span text:style-name="T113"><text:s/></text:span><text:span text:style-name="T113">C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1.0693in" svg:y="0.1917in"><text:p>2</text:p><draw:enhanced-geometry svg:viewBox="0 0 21600 21600" draw:type="rectangle" draw:enhanced-path="M 0 0 L 21600 0 21600 21600 0 21600 0 0 Z N"/></draw:custom-shape></draw:g></draw:g><draw:g text:anchor-type="paragraph" draw:z-index="19" draw:style-name="gr1"><draw:custom-shape draw:name="Forme2" draw:style-name="gr2" draw:text-style-name="P85" svg:width="0.1303in" svg:height="0.1858in" svg:x="0.6256in" svg:y="0.437in"><text:p>2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86" svg:width="0.2315in" svg:height="0.3898in" svg:x="0.3945in" svg:y="0.1961in"><text:p><text:span text:style-name="T113"><text:s/></text:span><text:span text:style-name="T113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85" svg:width="0.213in" svg:height="0.1949in" svg:x="0.6256in" svg:y="0.1917in"><text:p>0</text:p><draw:enhanced-geometry svg:viewBox="0 0 21600 21600" draw:mirror-horizontal="false" draw:mirror-vertical="false" draw:type="rectangle" draw:enhanced-path="M 0 0 L 21600 0 21600 21600 0 21600 0 0 Z N"/></draw:custom-shape></draw:g></draw:g></text:p>
      <text:p text:style-name="P28"><draw:g text:anchor-type="paragraph" draw:z-index="23" draw:style-name="gr1"><draw:custom-shape draw:name="Forme2" draw:style-name="gr2" draw:text-style-name="P85" svg:width="0.1303in" svg:height="0.1858in" svg:x="3.0685in" svg:y="0.2933in"><text:p>2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86" svg:width="0.2315in" svg:height="0.3898in" svg:x="2.8374in" svg:y="0.0524in"><text:p><text:span text:style-name="T113"><text:s/></text:span><text:span text:style-name="T113">A</text:span></text:p><draw:enhanced-geometry svg:viewBox="0 0 21600 21600" draw:type="rectangle" draw:enhanced-path="M 0 0 L 21600 0 21600 21600 0 21600 0 0 Z N"/></draw:custom-shape><draw:custom-shape draw:name="Forme2" draw:style-name="gr5" draw:text-style-name="P85" svg:width="0.213in" svg:height="0.1949in" svg:x="3.0685in" svg:y="0.048in"><text:p>2</text:p><draw:enhanced-geometry svg:viewBox="0 0 21600 21600" draw:type="rectangle" draw:enhanced-path="M 0 0 L 21600 0 21600 21600 0 21600 0 0 Z N"/></draw:custom-shape></draw:g></draw:g><draw:custom-shape text:anchor-type="paragraph" draw:z-index="24" draw:name="Forme2" draw:style-name="gr14" draw:text-style-name="P89" svg:width="0.3059in" svg:height="0.287in" svg:x="2.5319in" svg:y="0.098in"><text:p><text:span text:style-name="T114"><text:s/></text:span><text:span text:style-name="T114">=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5" draw:name="Forme2" draw:style-name="gr14" draw:text-style-name="P89" svg:width="0.3059in" svg:height="0.287in" svg:x="3.1984in" svg:y="0.1228in"><text:p><text:span text:style-name="T114"><text:s/></text:span><text:span text:style-name="T114">= 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5"/>
      <text:p text:style-name="P37"/>
      <text:p text:style-name="P25">les 2 cas sont <text:span text:style-name="T52">[2,1]</text:span><text:span text:style-name="T51"> </text:span>et <text:span text:style-name="T54">[</text:span><text:span text:style-name="T53">1</text:span><text:span text:style-name="T54">,</text:span><text:span text:style-name="T53">2</text:span><text:span text:style-name="T54">]</text:span><text:span text:style-name="T56"> </text:span><text:span text:style-name="T55">le premier cas a comme réponse (0,2) mais pas le deuxième .</text:span></text:p>
      <text:p text:style-name="P47"/>
      <text:p text:style-name="P31"/>
      <text:p text:style-name="P31"><text:soft-page-break/></text:p>
      <text:p text:style-name="P31"/>
      <text:p text:style-name="P32">Programmation dynamique :</text:p>
      <text:p text:style-name="P68">Q 13)</text:p>
      <text:p text:style-name="P34"/>
      <text:p text:style-name="P34"><draw:custom-shape text:anchor-type="paragraph" draw:z-index="28" draw:name="Forme1" draw:style-name="gr17" draw:text-style-name="P87" svg:width="6.3059in" svg:height="2.3386in" svg:x="-0.0799in" svg:y="0.1264in"><text:p/><draw:enhanced-geometry svg:viewBox="0 0 21600 21600" draw:type="rectangle" draw:enhanced-path="M 0 0 L 21600 0 21600 21600 0 21600 0 0 Z N"/></draw:custom-shape></text:p>
      <text:p text:style-name="P33">les conditions initiales :</text:p>
      <text:p text:style-name="P33"><draw:custom-shape text:anchor-type="paragraph" draw:z-index="26" draw:name="Forme4" draw:style-name="gr15" draw:text-style-name="P90" svg:width="0.3803in" svg:height="0.4539in" svg:x="0.7909in" svg:y="0.1366in"><text:p><text:span text:style-name="T115">{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7" draw:name="Forme5" draw:style-name="gr16" draw:text-style-name="P91" svg:width="0.6748in" svg:height="0.3996in" svg:x="0.1327in" svg:y="0.1835in"><text:p><text:span text:style-name="T116">c(k,0,b,m)=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3"><text:s text:c="26"/>1 si b=0 et m=0 </text:p>
      <text:p text:style-name="P33"><text:s text:c="26"/>0 si non </text:p>
      <text:p text:style-name="P33"/>
      <text:p text:style-name="P33">récurrence :</text:p>
      <text:p text:style-name="P33"/>
      <text:p text:style-name="P62">c(k,n,b,m)=</text:p>
      <text:p text:style-name="P62"><text:span text:style-name="T58"><text:s text:c="3"/>c</text:span>(k-1, n-1, b-1, m) <text:s text:c="21"/>// <text:span text:style-name="T59">bien placer a un seul cas possible </text:span></text:p>
      <text:p text:style-name="P62"><text:span text:style-name="T99">+ </text:span><text:span text:style-name="T58">c</text:span>(k-1, n-1, b, m-1) .(n-b) <text:s text:c="9"/>//<text:span text:style-name="T59">bien choisies mal placer ce élément a n-b cas possible <text:s/></text:span></text:p>
      <text:p text:style-name="P63"><text:span text:style-name="T99">+ <text:s/></text:span><text:span text:style-name="T58">c</text:span>(k-1, n-1, b, m)*(k-n) <text:s text:c="11"/>//<text:span text:style-name="T59">mal choisies <text:s/>ce élément a k-n cas possible </text:span></text:p>
      <text:p text:style-name="P63"/>
      <text:p text:style-name="P63"/>
      <text:p text:style-name="P81">Q 14)</text:p>
      <text:p text:style-name="P51"/>
      <text:p text:style-name="P51"><draw:custom-shape text:anchor-type="paragraph" draw:z-index="29" draw:name="Forme1" draw:style-name="gr18" draw:text-style-name="P87" svg:width="6.3059in" svg:height="4.2098in" svg:x="-0.0799in" svg:y="0.0835in"><text:p/><draw:enhanced-geometry svg:viewBox="0 0 21600 21600" draw:type="rectangle" draw:enhanced-path="M 0 0 L 21600 0 21600 21600 0 21600 0 0 Z N"/></draw:custom-shape></text:p>
      <text:p text:style-name="P51"><text:bookmark-start text:name="__DdeLink__465_60138840"/>pour b de <text:span text:style-name="T62">0</text:span> à <text:span text:style-name="T60">N</text:span> faire</text:p>
      <text:p text:style-name="P51"><text:s text:c="5"/>pour m de <text:span text:style-name="T62">0</text:span> à <text:span text:style-name="T60">N</text:span> faire</text:p>
      <text:p text:style-name="P51"><text:s text:c="12"/><text:span text:style-name="T63">c</text:span>[b,m] = 0</text:p>
      <text:p text:style-name="P51"/>
      <text:p text:style-name="P55"><text:span text:style-name="T63">c[</text:span>0,0]=1</text:p>
      <text:p text:style-name="P56">k=N-K</text:p>
      <text:p text:style-name="P51">pour <text:span text:style-name="T60">n</text:span> de 1 à <text:span text:style-name="T60">N</text:span> faire</text:p>
      <text:p text:style-name="P56"><text:s text:c="3"/>k<text:span text:style-name="T64">=k</text:span>+<text:span text:style-name="T64">1</text:span></text:p>
      <text:p text:style-name="P52"><text:s text:c="3"/><text:bookmark-start text:name="__DdeLink__467_60138840"/>pour b de <text:span text:style-name="T61">0 </text:span>à <text:span text:style-name="T60">N</text:span> faire</text:p>
      <text:p text:style-name="P52"><text:s text:c="5"/>pour m de <text:span text:style-name="T61">0</text:span> à <text:span text:style-name="T60">N</text:span> faire</text:p>
      <text:p text:style-name="P54"><text:s text:c="10"/>bien_placer<text:span text:style-name="T57">=0 </text:span></text:p>
      <text:p text:style-name="P54"><text:s text:c="10"/><text:span text:style-name="T61">si(b-1&gt;=0)</text:span></text:p>
      <text:p text:style-name="P54"><text:s text:c="14"/>bien_placer<text:span text:style-name="T61">=c[b-1,m]</text:span></text:p>
      <text:p text:style-name="P54"/>
      <text:p text:style-name="P54"><text:s text:c="10"/>mal_placer<text:span text:style-name="T62">=0</text:span></text:p>
      <text:p text:style-name="P54"><text:s text:c="10"/><text:span text:style-name="T62">si(m-1&gt;=0)</text:span></text:p>
      <text:p text:style-name="P54"><text:s text:c="14"/>mal_placer<text:span text:style-name="T62">=c[b,m-1]</text:span></text:p>
      <text:p text:style-name="P54"/>
      <text:p text:style-name="P54"><text:s text:c="10"/><text:span text:style-name="T63">c</text:span>[b,m]=bien_placer<text:span text:style-name="T61">+ </text:span>mal_placer<text:span text:style-name="T61"> *( n – b )+c[b,m]*(k-n)</text:span><text:bookmark-end text:name="__DdeLink__467_60138840"/></text:p>
      <text:p text:style-name="P53"/>
      <text:p text:style-name="P57"><text:span text:style-name="T63">résulta</text:span> = <text:span text:style-name="T63">c</text:span>[B,M]<text:bookmark-end text:name="__DdeLink__465_60138840"/></text:p>
      <text:p text:style-name="P56"/>
      <text:p text:style-name="P35">Q 15)</text:p>
      <text:p text:style-name="P35"/>
      <text:p text:style-name="P35"><draw:custom-shape text:anchor-type="paragraph" draw:z-index="30" draw:name="Forme1" draw:style-name="gr19" draw:text-style-name="P87" svg:width="6.3059in" svg:height="0.4449in" svg:x="-0.1118in" svg:y="0.0799in"><text:p/><draw:enhanced-geometry svg:viewBox="0 0 21600 21600" draw:type="rectangle" draw:enhanced-path="M 0 0 L 21600 0 21600 21600 0 21600 0 0 Z N"/></draw:custom-shape></text:p>
      <text:p text:style-name="P35"><text:s/>la valeur obtenue pour N = 4 , K = 6 , b = 1 et m = 2 est 72 </text:p>
      <text:p text:style-name="P35"/>
      <text:p text:style-name="P35"/>
      <text:p text:style-name="P36">Q16)</text:p>
      <text:p text:style-name="P35"><draw:custom-shape text:anchor-type="paragraph" draw:z-index="31" draw:name="Forme1" draw:style-name="gr19" draw:text-style-name="P87" svg:width="6.3059in" svg:height="0.4449in" svg:x="-0.1118in" svg:y="0.1209in"><text:p/><draw:enhanced-geometry svg:viewBox="0 0 21600 21600" draw:type="rectangle" draw:enhanced-path="M 0 0 L 21600 0 21600 21600 0 21600 0 0 Z N"/></draw:custom-shape></text:p>
      <text:p text:style-name="P71"><text:soft-page-break/><text:span text:style-name="T68">la complexité au pire cas de cet algorithme </text:span><text:span text:style-name="T69">est <text:s/>O(N</text:span><text:span text:style-name="T65">3</text:span><text:span text:style-name="T68">)</text:span></text:p>
      <text:p text:style-name="P71"><text:span text:style-name="T68"/></text:p>
      <text:p text:style-name="P67"><text:span text:style-name="T90">Q</text:span><text:span text:style-name="T66">17) </text:span><text:span text:style-name="T92">On ne peut pas utiliser le raisonnement précédent dans le cas d’</text:span><text:span text:style-name="T93">un </text:span><text:span text:style-name="T92">historique non vide, parce que contrairement au raisonnement précedent, </text:span><text:span text:style-name="T94">l’espace de recherche est influencé par les proposition déjà dans l’historique ainsi qu’on doit énumerer la proposition pour qu’on puisse calculer </text:span><text:span text:style-name="T95">le</text:span><text:span text:style-name="T94"> score.</text:span></text:p>
      <text:p text:style-name="P66"><text:span text:style-name="T66">Q18) </text:span><text:span text:style-name="T96">Algorithme de calcul de score</text:span></text:p>
      <text:p text:style-name="P74"><draw:custom-shape text:anchor-type="paragraph" draw:z-index="32" draw:name="Forme1" draw:style-name="gr20" draw:text-style-name="P87" svg:width="6.4894in" svg:height="3.6303in" svg:x="-0.0799in" svg:y="0.0835in"><text:p/><draw:enhanced-geometry svg:viewBox="0 0 21600 21600" draw:type="rectangle" draw:enhanced-path="M 0 0 L 21600 0 21600 21600 0 21600 0 0 Z N"/></draw:custom-shape><text:span text:style-name="T67"/></text:p>
      <text:p text:style-name="P72"><text:span text:style-name="T100">CalculerScore</text:span>( Proposition p, Historique <text:span text:style-name="T108">H</text:span>){</text:p>
      <text:p text:style-name="P72"/>
      <text:p text:style-name="P72"><text:s text:c="8"/>HashMap&lt;String, ArrayList&lt;String&gt;&gt; list = new HashMap&lt;&gt;();</text:p>
      <text:p text:style-name="P72"><text:s text:c="8"/><text:span text:style-name="T102">Pour</text:span>(<text:span text:style-name="T101">chaque combinaison secrete possible s</text:span>){</text:p>
      <text:p text:style-name="P72"><text:s text:c="12"/><text:span text:style-name="T104">Si </text:span>(<text:span text:style-name="T103">s n’est pas la meme que p</text:span>) <text:span text:style-name="T104">alors</text:span></text:p>
      <text:p text:style-name="P73"><text:tab/> <text:s text:c="2"/><text:span text:style-name="T105">evaluer s <text:s/>par rapport a p ; c-a-d calculer (b,m)</text:span> <text:s text:c="3"/></text:p>
      <text:p text:style-name="P73"><text:span text:style-name="T105"><text:tab/> <text:s text:c="2"/>ajouter(s,b,m) a la list ;</text:span></text:p>
      <text:p text:style-name="P72"><text:s text:c="8"/>}</text:p>
      <text:p text:style-name="P72"><text:tab/><text:span text:style-name="T110">max = 0 ;</text:span></text:p>
      <text:p text:style-name="P72"><text:s text:c="8"/>P<text:span text:style-name="T106">our</text:span>(<text:span text:style-name="T107">pour chaque element E de la list</text:span>){</text:p>
      <text:p text:style-name="P72"><text:s text:c="12"/><text:span text:style-name="T109">nbr</text:span> = <text:span text:style-name="T108">CombinaisonsSecretCompartible(E, H)</text:span>;</text:p>
      <text:p text:style-name="P72"><text:s text:c="12"/><text:span text:style-name="T111">Si(nbr &gt;</text:span> <text:span text:style-name="T111">max</text:span>){</text:p>
      <text:p text:style-name="P72"><text:s text:c="15"/><text:span text:style-name="T111">max = nbr ;</text:span></text:p>
      <text:p text:style-name="P72"><text:tab/> <text:s text:c="2"/><text:span text:style-name="T111">garder E.b E.m comme meilleur proposition ;</text:span></text:p>
      <text:p text:style-name="P72"><text:s text:c="12"/>}</text:p>
      <text:p text:style-name="P72"><text:s text:c="8"/>}</text:p>
      <text:p text:style-name="P72"><text:s text:c="8"/><text:span text:style-name="T112">retourner (p, p.b, p.m) ; </text:span></text:p>
      <text:p text:style-name="P72"><text:s text:c="4"/>}</text:p>
      <text:p text:style-name="P72"><text:span text:style-name="T67"/></text:p>
      <text:p text:style-name="P65"><text:span text:style-name="T66">Q19)</text:span><text:span text:style-name="T91"> </text:span><text:span text:style-name="T97">La complexité au pire cas de l’algorithme est : </text:span><text:span text:style-name="T98">O() </text:span></text:p>
      <text:p text:style-name="P72"><text:span text:style-name="T67"/></text:p>
      <text:p text:style-name="P65"><text:span text:style-name="T66">Q20)</text:span></text:p>
      <text:p text:style-name="P72"><draw:custom-shape text:anchor-type="paragraph" draw:z-index="33" draw:name="Forme1" draw:style-name="gr21" draw:text-style-name="P87" svg:width="6.4894in" svg:height="3.4862in" svg:x="-0.0799in" svg:y="0.1583in"><text:p/><draw:enhanced-geometry svg:viewBox="0 0 21600 21600" draw:type="rectangle" draw:enhanced-path="M 0 0 L 21600 0 21600 21600 0 21600 0 0 Z N"/></draw:custom-shape><text:span text:style-name="T67"/></text:p>
      <text:p text:style-name="P72"><text:span text:style-name="T67"/></text:p>
      <text:p text:style-name="P75"><text:span text:style-name="T67">Algorithme glouton() </text:span></text:p>
      <text:p text:style-name="P76"><text:span text:style-name="T67">Choisir une proposition </text:span><text:span text:style-name="T71">p </text:span><text:span text:style-name="T67">aleatiore au debut ;</text:span></text:p>
      <text:p text:style-name="P77"><text:span text:style-name="T67"/></text:p>
      <text:p text:style-name="P77"><text:span text:style-name="T67">Tantque( Evaluer (p) != (N,0)) {</text:span></text:p>
      <text:p text:style-name="P77"><text:span text:style-name="T67"><text:tab/></text:span><text:span text:style-name="T72">ajouter p a l’historique H</text:span></text:p>
      <text:p text:style-name="P77"><text:span text:style-name="T72"><text:tab/></text:span><text:span text:style-name="T77">meilleur ;</text:span></text:p>
      <text:p text:style-name="P77"><text:span text:style-name="T72"><text:tab/></text:span><text:span text:style-name="T73">Pour ( chaque </text:span><text:span text:style-name="T74">combinaison secrete possible </text:span><text:span text:style-name="T75">comb</text:span><text:span text:style-name="T74"> </text:span><text:span text:style-name="T73">) </text:span><text:span text:style-name="T75">{</text:span></text:p>
      <text:p text:style-name="P78"><text:span text:style-name="T75"><text:tab/><text:tab/></text:span><text:span text:style-name="T78">score ← </text:span><text:span text:style-name="T84">CalculerScore</text:span><text:span text:style-name="T85">(</text:span><text:span text:style-name="T88">comb</text:span><text:span text:style-name="T86">, H</text:span><text:span text:style-name="T85">)</text:span></text:p>
      <text:p text:style-name="P79"><text:span text:style-name="T85"><text:tab/><text:tab/></text:span><text:span text:style-name="T87">Si(score &gt; meilleur.score) Alors</text:span></text:p>
      <text:p text:style-name="P79"><text:span text:style-name="T87"><text:tab/><text:tab/><text:tab/></text:span><text:span text:style-name="T88">meilleur </text:span><text:span text:style-name="T87"><text:s/></text:span><text:span text:style-name="T89">= comb ;</text:span></text:p>
      <text:p text:style-name="P79"><text:span text:style-name="T89"><text:tab/><text:tab/><text:tab/>meilleur.score = score ;</text:span></text:p>
      <text:p text:style-name="P77"><text:span text:style-name="T75"><text:tab/>}</text:span></text:p>
      <text:p text:style-name="P77"><text:span text:style-name="T75"><text:tab/></text:span><text:span text:style-name="T79">p = meilleur ;</text:span></text:p>
      <text:p text:style-name="P77"><text:span text:style-name="T67">}</text:span></text:p>
      <text:p text:style-name="P77"><text:span text:style-name="T67"/></text:p>
      <text:p text:style-name="P80"><text:span text:style-name="T67">SOUTION TROUVÉ</text:span><text:span text:style-name="T76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9:02:29.583045701</meta:creation-date>
    <meta:editing-duration>PT5H36M58S</meta:editing-duration>
    <meta:editing-cycles>85</meta:editing-cycles>
    <meta:generator>LibreOffice/6.0.7.3$Linux_X86_64 LibreOffice_project/00m0$Build-3</meta:generator>
    <dc:date>2019-01-07T05:18:57.659139694</dc:date>
    <meta:document-statistic meta:table-count="0" meta:image-count="0" meta:object-count="0" meta:page-count="4" meta:paragraph-count="108" meta:word-count="828" meta:character-count="4865" meta:non-whitespace-character-count="3665"/>
  </office:meta>
</office:document-meta>
</file>